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ohit Devanagari" svg:font-family="'Lohit Devanagari'" style:font-pitch="variable"/>
    <style:font-face style:name="Noto Sans CJK SC Regular1" svg:font-family="'Noto Sans CJK SC 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656cm" fo:margin-left="-0.208cm" table:align="left" style:writing-mode="lr-tb"/>
    </style:style>
    <style:style style:name="Table1.A" style:family="table-column">
      <style:table-column-properties style:column-width="3.524cm"/>
    </style:style>
    <style:style style:name="Table1.B" style:family="table-column">
      <style:table-column-properties style:column-width="12.13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orphans="0" fo:widows="0" style:text-autospace="none"/>
      <style:text-properties fo:font-weight="bold" style:font-weight-asian="bold" style:font-weight-complex="bold"/>
    </style:style>
    <style:style style:name="P2" style:family="paragraph" style:parent-style-name="Standard">
      <style:paragraph-properties fo:text-align="center" style:justify-single-word="false" fo:orphans="0" fo:widows="0" style:text-autospace="none"/>
      <style:text-properties fo:font-size="16pt" fo:font-weight="bold" style:font-size-asian="16pt" style:font-weight-asian="bold" style:font-weight-complex="bold"/>
    </style:style>
    <style:style style:name="P3" style:family="paragraph" style:parent-style-name="Standard">
      <style:paragraph-properties fo:orphans="0" fo:widows="0" style:text-autospace="none"/>
      <style:text-properties fo:color="#070fa9" fo:font-size="11pt" fo:font-style="italic" style:font-size-asian="11pt" style:font-style-asian="italic" style:font-name-complex="Times New Roman" style:font-size-complex="11pt"/>
    </style:style>
    <style:style style:name="P4" style:family="paragraph" style:parent-style-name="Standard">
      <style:paragraph-properties fo:text-align="center" style:justify-single-word="false" fo:orphans="0" fo:widows="0" style:text-autospace="none"/>
      <style:text-properties fo:color="#070fa9"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Standard">
      <style:paragraph-properties fo:orphans="0" fo:widows="0" style:text-autospace="none"/>
      <style:text-properties fo:color="#070fa9" fo:font-size="11pt" fo:font-style="italic" fo:font-weight="bold" style:font-size-asian="11pt" style:font-style-asian="italic" style:font-weight-asian="bold" style:font-name-complex="Times New Roman" style:font-size-complex="11pt" style:font-weight-complex="bold"/>
    </style:style>
    <style:style style:name="P6" style:family="paragraph" style:parent-style-name="Standard">
      <style:paragraph-properties fo:margin-left="0.635cm" fo:margin-right="0cm" fo:orphans="0" fo:widows="0" fo:text-indent="0cm" style:auto-text-indent="false" style:text-autospace="none"/>
      <style:text-properties fo:color="#070fa9" fo:font-size="11pt" fo:font-style="italic" fo:font-weight="bold" style:font-size-asian="11pt" style:font-style-asian="italic" style:font-weight-asian="bold" style:font-name-complex="Times New Roman" style:font-size-complex="11pt" style:font-weight-complex="bold"/>
    </style:style>
    <style:style style:name="P7" style:family="paragraph" style:parent-style-name="Header">
      <style:text-properties fo:color="#000000" fo:font-size="11pt" fo:font-style="italic" fo:font-weight="normal" officeooo:rsid="0008418c" officeooo:paragraph-rsid="0008418c" style:font-size-asian="11pt" style:font-style-asian="italic" style:font-weight-asian="normal" style:font-size-complex="11pt" style:font-style-complex="italic" style:font-weight-complex="normal"/>
    </style:style>
    <style:style style:name="P8" style:family="paragraph" style:parent-style-name="Header">
      <style:text-properties fo:color="#000000" fo:font-weight="normal" style:font-weight-asian="normal" style:font-weight-complex="normal"/>
    </style:style>
    <style:style style:name="P9" style:family="paragraph" style:parent-style-name="Body_20_Text_20_2">
      <style:paragraph-properties fo:margin-top="0cm" fo:margin-bottom="0.212cm" loext:contextual-spacing="false" fo:text-align="start" style:justify-single-word="false"/>
      <style:text-properties fo:color="#000000" fo:font-weight="normal" officeooo:rsid="00095bb8" officeooo:paragraph-rsid="00095bb8" style:font-weight-asian="normal" style:font-weight-complex="normal"/>
    </style:style>
    <style:style style:name="P10" style:family="paragraph" style:parent-style-name="Body_20_Text_20_2">
      <style:paragraph-properties fo:margin-top="0cm" fo:margin-bottom="0.212cm" loext:contextual-spacing="false" fo:text-align="start" style:justify-single-word="false"/>
      <style:text-properties fo:color="#000000" style:font-name="Times New Roman" fo:font-size="11pt" fo:font-style="italic" officeooo:rsid="000b2bb6" officeooo:paragraph-rsid="000b2bb6" style:font-size-asian="11pt" style:font-style-asian="italic" style:font-name-complex="Times New Roman" style:font-size-complex="11pt" style:font-style-complex="italic"/>
    </style:style>
    <style:style style:name="P11" style:family="paragraph" style:parent-style-name="Body_20_Text_20_2">
      <style:paragraph-properties fo:margin-top="0cm" fo:margin-bottom="0.212cm" loext:contextual-spacing="false" fo:text-align="start" style:justify-single-word="false"/>
      <style:text-properties fo:color="#000000" style:font-name="Times New Roman" fo:font-size="11pt" fo:font-weight="normal" officeooo:rsid="000ca4d6" officeooo:paragraph-rsid="000ca4d6" style:font-size-asian="11pt" style:font-weight-asian="normal" style:font-name-complex="Times New Roman" style:font-size-complex="11pt" style:font-weight-complex="normal"/>
    </style:style>
    <style:style style:name="P12" style:family="paragraph" style:parent-style-name="Body_20_Text_20_2">
      <style:paragraph-properties fo:margin-top="0cm" fo:margin-bottom="0.212cm" loext:contextual-spacing="false" fo:text-align="start" style:justify-single-word="false"/>
      <style:text-properties fo:color="#000000" style:font-name="Times New Roman" fo:font-size="11pt" fo:font-weight="normal" officeooo:rsid="002fd4c5" officeooo:paragraph-rsid="002fd4c5" style:font-size-asian="11pt" style:font-weight-asian="normal" style:font-name-complex="Times New Roman" style:font-size-complex="11pt" style:font-weight-complex="normal"/>
    </style:style>
    <style:style style:name="P13" style:family="paragraph" style:parent-style-name="Body_20_Text_20_2">
      <style:paragraph-properties fo:margin-top="0cm" fo:margin-bottom="0.212cm" loext:contextual-spacing="false" fo:text-align="start" style:justify-single-word="false"/>
      <style:text-properties fo:color="#000000" style:font-name="Times New Roman" fo:font-size="11pt" fo:font-weight="normal" officeooo:rsid="0030b69a" officeooo:paragraph-rsid="0030b69a" style:font-size-asian="11pt" style:font-weight-asian="normal" style:font-name-complex="Times New Roman" style:font-size-complex="11pt" style:font-weight-complex="normal"/>
    </style:style>
    <style:style style:name="P14" style:family="paragraph" style:parent-style-name="Body_20_Text_20_2">
      <style:paragraph-properties fo:margin-top="0cm" fo:margin-bottom="0.212cm" loext:contextual-spacing="false" fo:text-align="start" style:justify-single-word="false"/>
      <style:text-properties fo:color="#000000" style:font-name="Times New Roman" fo:font-size="12pt" fo:font-weight="normal" officeooo:rsid="001be0b0" officeooo:paragraph-rsid="001be0b0" style:font-size-asian="10.5pt" style:font-weight-asian="normal" style:font-name-complex="Times New Roman" style:font-size-complex="12pt" style:font-weight-complex="normal"/>
    </style:style>
    <style:style style:name="P15" style:family="paragraph" style:parent-style-name="Body_20_Text_20_2">
      <style:paragraph-properties fo:margin-top="0cm" fo:margin-bottom="0.212cm" loext:contextual-spacing="false" fo:text-align="start" style:justify-single-word="false"/>
      <style:text-properties fo:color="#000000" style:font-name="Times New Roman" fo:font-size="12pt" fo:font-weight="normal" officeooo:rsid="00202aea" officeooo:paragraph-rsid="00202aea" style:font-size-asian="10.5pt" style:font-weight-asian="normal" style:font-name-complex="Times New Roman" style:font-size-complex="12pt" style:font-weight-complex="normal"/>
    </style:style>
    <style:style style:name="P16" style:family="paragraph" style:parent-style-name="Body_20_Text_20_2">
      <style:paragraph-properties fo:margin-top="0cm" fo:margin-bottom="0.212cm" loext:contextual-spacing="false" fo:text-align="start" style:justify-single-word="false"/>
      <style:text-properties fo:color="#000000" style:font-name="Times New Roman" fo:font-size="12pt" fo:font-weight="normal" officeooo:rsid="002b526f" officeooo:paragraph-rsid="002b526f" style:font-size-asian="10.5pt" style:font-weight-asian="normal" style:font-name-complex="Times New Roman" style:font-size-complex="12pt" style:font-weight-complex="normal"/>
    </style:style>
    <style:style style:name="P17" style:family="paragraph" style:parent-style-name="Body_20_Text_20_2">
      <style:paragraph-properties fo:margin-top="0cm" fo:margin-bottom="0.212cm" loext:contextual-spacing="false" fo:text-align="start" style:justify-single-word="false"/>
      <style:text-properties fo:color="#000000" style:font-name="Times New Roman" fo:font-size="12pt" fo:font-weight="bold" officeooo:rsid="00178ecc" officeooo:paragraph-rsid="00178ecc" style:font-size-asian="10.5pt" style:font-weight-asian="bold" style:font-name-complex="Times New Roman" style:font-size-complex="12pt" style:font-weight-complex="bold"/>
    </style:style>
    <style:style style:name="P18" style:family="paragraph" style:parent-style-name="Body_20_Text_20_2">
      <style:paragraph-properties fo:margin-top="0cm" fo:margin-bottom="0.212cm" loext:contextual-spacing="false" fo:text-align="start" style:justify-single-word="false"/>
      <style:text-properties fo:color="#000000" style:font-name="Times New Roman" fo:font-size="12pt" fo:font-weight="bold" officeooo:rsid="001b1ae9" officeooo:paragraph-rsid="001b1ae9" style:font-size-asian="10.5pt" style:font-weight-asian="bold" style:font-name-complex="Times New Roman" style:font-size-complex="12pt" style:font-weight-complex="bold"/>
    </style:style>
    <style:style style:name="P19" style:family="paragraph" style:parent-style-name="Body_20_Text_20_2">
      <style:paragraph-properties fo:margin-top="0cm" fo:margin-bottom="0.212cm" loext:contextual-spacing="false" fo:text-align="start" style:justify-single-word="false"/>
      <style:text-properties fo:color="#000000" style:font-name="Times New Roman" fo:font-size="12pt" fo:font-weight="bold" officeooo:rsid="001b1ae9" officeooo:paragraph-rsid="001d33f4" style:font-size-asian="10.5pt" style:font-weight-asian="bold" style:font-name-complex="Times New Roman" style:font-size-complex="12pt" style:font-weight-complex="bold"/>
    </style:style>
    <style:style style:name="P20" style:family="paragraph" style:parent-style-name="Body_20_Text_20_2">
      <style:paragraph-properties fo:margin-top="0cm" fo:margin-bottom="0.212cm" loext:contextual-spacing="false" fo:text-align="start" style:justify-single-word="false"/>
      <style:text-properties fo:color="#000000" style:font-name="Times New Roman" fo:font-size="12pt" fo:font-weight="bold" officeooo:rsid="001b1ae9" officeooo:paragraph-rsid="0021211c" style:font-size-asian="10.5pt" style:font-weight-asian="bold" style:font-name-complex="Times New Roman" style:font-size-complex="12pt" style:font-weight-complex="bold"/>
    </style:style>
    <style:style style:name="P21" style:family="paragraph" style:parent-style-name="Body_20_Text_20_2">
      <style:paragraph-properties fo:margin-top="0cm" fo:margin-bottom="0.212cm" loext:contextual-spacing="false" fo:text-align="start" style:justify-single-word="false"/>
      <style:text-properties fo:color="#000000" style:font-name="Times New Roman" fo:font-size="13pt" fo:font-weight="bold" officeooo:rsid="0014b11c" officeooo:paragraph-rsid="0014b11c" style:font-size-asian="13pt" style:font-weight-asian="bold" style:font-name-complex="Times New Roman" style:font-size-complex="13pt" style:font-weight-complex="bold"/>
    </style:style>
    <style:style style:name="P22" style:family="paragraph" style:parent-style-name="Standard" style:master-page-name="Standard">
      <style:paragraph-properties fo:orphans="0" fo:widows="0" style:page-number="auto" style:text-autospace="none"/>
      <style:text-properties fo:font-weight="bold" style:font-weight-asian="bold" style:font-weight-complex="bold"/>
    </style:style>
    <style:style style:name="P23" style:family="paragraph" style:parent-style-name="Body_20_Text_20_2">
      <style:paragraph-properties fo:margin-top="0cm" fo:margin-bottom="0.212cm" loext:contextual-spacing="false" fo:text-align="start" style:justify-single-word="false"/>
      <style:text-properties fo:color="#000000" style:font-name="Times New Roman" fo:font-size="12pt" fo:font-weight="normal" officeooo:rsid="0014b11c" officeooo:paragraph-rsid="0014b11c" style:font-size-asian="10.5pt" style:font-weight-asian="normal" style:font-name-complex="Times New Roman" style:font-size-complex="12pt" style:font-weight-complex="normal"/>
    </style:style>
    <style:style style:name="P24" style:family="paragraph" style:parent-style-name="Body_20_Text_20_2">
      <style:paragraph-properties fo:margin-top="0cm" fo:margin-bottom="0.212cm" loext:contextual-spacing="false" fo:text-align="start" style:justify-single-word="false"/>
      <style:text-properties fo:color="#000000" style:font-name="Times New Roman" fo:font-size="12pt" fo:font-weight="normal" officeooo:rsid="002b526f" officeooo:paragraph-rsid="002b526f" style:font-size-asian="10.5pt" style:font-weight-asian="normal" style:font-name-complex="Times New Roman" style:font-size-complex="12pt" style:font-weight-complex="normal"/>
    </style:style>
    <style:style style:name="P25" style:family="paragraph" style:parent-style-name="Body_20_Text_20_2">
      <style:paragraph-properties fo:margin-top="0cm" fo:margin-bottom="0.212cm" loext:contextual-spacing="false" fo:text-align="start" style:justify-single-word="false"/>
      <style:text-properties fo:color="#000000" style:font-name="Times New Roman" fo:font-size="12pt" fo:font-weight="bold" officeooo:rsid="001b1ae9" officeooo:paragraph-rsid="00354f9a" style:font-size-asian="10.5pt" style:font-weight-asian="bold" style:font-name-complex="Times New Roman" style:font-size-complex="12pt" style:font-weight-complex="bold"/>
    </style:style>
    <style:style style:name="P26" style:family="paragraph" style:parent-style-name="Body_20_Text_20_2">
      <style:paragraph-properties fo:margin-top="0cm" fo:margin-bottom="0.212cm" loext:contextual-spacing="false" fo:text-align="start" style:justify-single-word="false"/>
      <style:text-properties fo:color="#000000" style:font-name="Times New Roman" fo:font-size="12pt" fo:font-weight="bold" officeooo:rsid="00358a4a" officeooo:paragraph-rsid="00358a4a" style:font-size-asian="10.5pt" style:font-weight-asian="bold" style:font-name-complex="Times New Roman" style:font-size-complex="12pt" style:font-weight-complex="bold"/>
    </style:style>
    <style:style style:name="P27" style:family="paragraph" style:parent-style-name="Body_20_Text_20_2">
      <style:paragraph-properties fo:margin-top="0cm" fo:margin-bottom="0.212cm" loext:contextual-spacing="false" fo:text-align="start" style:justify-single-word="false"/>
      <style:text-properties fo:color="#000000" style:font-name="Times New Roman" fo:font-size="11pt" fo:font-weight="normal" officeooo:rsid="0030b69a" officeooo:paragraph-rsid="0030b69a" style:font-size-asian="11pt" style:font-weight-asian="normal" style:font-name-complex="Times New Roman" style:font-size-complex="11pt" style:font-weight-complex="normal"/>
    </style:style>
    <style:style style:name="P28" style:family="paragraph" style:parent-style-name="Body_20_Text_20_2">
      <style:paragraph-properties fo:margin-top="0cm" fo:margin-bottom="0.212cm" loext:contextual-spacing="false" fo:text-align="start" style:justify-single-word="false"/>
      <style:text-properties fo:color="#000000" style:font-name="Times New Roman" fo:font-size="11pt" fo:font-weight="normal" officeooo:rsid="00347dab" officeooo:paragraph-rsid="00347dab" style:font-size-asian="11pt" style:font-weight-asian="normal" style:font-name-complex="Times New Roman" style:font-size-complex="11pt" style:font-weight-complex="normal"/>
    </style:style>
    <style:style style:name="T1" style:family="text">
      <style:text-properties style:font-name="Times New Roman" fo:font-size="11pt" style:font-size-asian="11pt" style:font-name-complex="Times New Roman" style:font-size-complex="11pt"/>
    </style:style>
    <style:style style:name="T2" style:family="text">
      <style:text-properties style:font-name="Times New Roman" fo:font-size="11pt" officeooo:rsid="00099e01" style:font-size-asian="11pt" style:font-name-complex="Times New Roman" style:font-size-complex="11pt"/>
    </style:style>
    <style:style style:name="T3" style:family="text">
      <style:text-properties style:font-name="Times New Roman" fo:font-size="11pt" officeooo:rsid="000a2cbf" style:font-size-asian="11pt" style:font-name-complex="Times New Roman" style:font-size-complex="11pt"/>
    </style:style>
    <style:style style:name="T4" style:family="text">
      <style:text-properties style:font-name="Times New Roman" fo:font-size="11pt" officeooo:rsid="00311f08" style:font-size-asian="11pt" style:font-name-complex="Times New Roman" style:font-size-complex="11pt"/>
    </style:style>
    <style:style style:name="T5" style:family="text">
      <style:text-properties style:font-name="Times New Roman" fo:font-size="11pt" officeooo:rsid="00324db1" style:font-size-asian="11pt" style:font-name-complex="Times New Roman" style:font-size-complex="11pt"/>
    </style:style>
    <style:style style:name="T6" style:family="text">
      <style:text-properties officeooo:rsid="000eb50f"/>
    </style:style>
    <style:style style:name="T7" style:family="text">
      <style:text-properties officeooo:rsid="000fe8ea"/>
    </style:style>
    <style:style style:name="T8" style:family="text">
      <style:text-properties officeooo:rsid="00169256"/>
    </style:style>
    <style:style style:name="T9" style:family="text">
      <style:text-properties officeooo:rsid="0018482d"/>
    </style:style>
    <style:style style:name="T10" style:family="text">
      <style:text-properties officeooo:rsid="00330737"/>
    </style:style>
    <style:style style:name="T11" style:family="text">
      <style:text-properties officeooo:rsid="00347da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2">Project Synopsis/Project Concept Document</text:p>
      <text:p text:style-name="P4"/>
      <text:p text:style-name="P1"/>
      <table:table table:name="Table1" table:style-name="Table1">
        <table:table-column table:style-name="Table1.A"/>
        <table:table-column table:style-name="Table1.B"/>
        <table:table-row table:style-name="Table1.1">
          <table:table-cell table:style-name="Table1.A1" office:value-type="string">
            <text:p text:style-name="Header">Project number</text:p>
          </table:table-cell>
          <table:table-cell table:style-name="Table1.B1" office:value-type="string">
            <text:p text:style-name="P7">SSAD6</text:p>
          </table:table-cell>
        </table:table-row>
        <table:table-row table:style-name="Table1.1">
          <table:table-cell table:style-name="Table1.A1" office:value-type="string">
            <text:p text:style-name="Header">Project Title</text:p>
          </table:table-cell>
          <table:table-cell table:style-name="Table1.B1" office:value-type="string">
            <text:p text:style-name="P7">Generation of customized offers for mobile games based on user analytics</text:p>
          </table:table-cell>
        </table:table-row>
        <table:table-row table:style-name="Table1.1">
          <table:table-cell table:style-name="Table1.A1" office:value-type="string">
            <text:p text:style-name="Header">Document</text:p>
          </table:table-cell>
          <table:table-cell table:style-name="Table1.B1" office:value-type="string">
            <text:p text:style-name="P8">SSAD Project Concept Document</text:p>
          </table:table-cell>
        </table:table-row>
        <table:table-row table:style-name="Table1.1">
          <table:table-cell table:style-name="Table1.A1" office:value-type="string">
            <text:p text:style-name="Header">Creation date</text:p>
          </table:table-cell>
          <table:table-cell table:style-name="Table1.B1" office:value-type="string">
            <text:p text:style-name="P7">25/08/2017</text:p>
          </table:table-cell>
        </table:table-row>
        <table:table-row table:style-name="Table1.1">
          <table:table-cell table:style-name="Table1.A1" office:value-type="string">
            <text:p text:style-name="Header">Created By</text:p>
          </table:table-cell>
          <table:table-cell table:style-name="Table1.B1" office:value-type="string">
            <text:p text:style-name="P7">Adrian Alva, Subraman<text:span text:style-name="T6">y</text:span>am Makam, Yahnit Sirineni</text:p>
          </table:table-cell>
        </table:table-row>
        <table:table-row table:style-name="Table1.1">
          <table:table-cell table:style-name="Table1.A1" office:value-type="string">
            <text:p text:style-name="Header">Client </text:p>
          </table:table-cell>
          <table:table-cell table:style-name="Table1.B1" office:value-type="string">
            <text:p text:style-name="P7">Mr Ravikiran, Golive Gaming, CIE, IIIT Hyderabad</text:p>
          </table:table-cell>
        </table:table-row>
      </table:table>
      <text:p text:style-name="P1"/>
      <text:p text:style-name="P1"/>
      <text:p text:style-name="P1">Description</text:p>
      <text:p text:style-name="P9"><text:span text:style-name="T1">The Project seeks to create a model of user/player behavior for various categories of </text:span><text:span text:style-name="T3">mobile </text:span><text:span text:style-name="T1">games and based on this model, to trigger customized offers for players to help them progress in the game. The project is based on player analytics </text:span><text:span text:style-name="T2">and it should be able to identify relevant variables in the data and map them to the set of offers to be triggered in order to maximize revenue. </text:span><text:span text:style-name="T4">Once the parameters are identified (by studying analytics data) which best describe all players, based on the ranges of these parameters defined by each offer in the set of offers, players are classified into groups of which offer they are eligible to get. </text:span><text:span text:style-name="T5">Each offer is associated with objects called ‘store items’ that are the game specific resources that the offer will give the player. The final stage in the offer generation pipeline involves listing the specific store items for each player’s customized offer.</text:span></text:p>
      <text:p text:style-name="P3"/>
      <text:p text:style-name="P1">Profile of Users</text:p>
      <text:p text:style-name="P10">1. Players: These are the people who have the game(s) on their mobile devices and use the application at different points of time every day/week/month.</text:p>
      <text:p text:style-name="P10">2. Game administrator(s): This is the team that monitors the game’s activity and must feed the analytics data as input to the project. <text:span text:style-name="T7">The input data will be in a specified format (JSON). The data to be provided involves the set of offers described by their respective values/ranges of the parameters relating to the players (eg. time spent, level playing at, etc.), and the set of ‘store items’ <text:s/>that is, the game resources to be offered along with their corresponding prices. The software is custom-made to suit any game in the sense that any combination and number of offers <text:s/>and store items can be given.</text:span></text:p>
      <text:p text:style-name="P3"/>
      <text:p text:style-name="P1">Usage Model and Diagrams (if any)</text:p>
      <text:p text:style-name="P11">1. Players: The players will use this system to progress to further levels of the game that they are playing in the event that they are not able to clear their current level. <text:span text:style-name="T10">In addition, offers will be given to them not just on the basis of them being stuck at a level, but also on the basis of other parameters related to their playing behavior.</text:span></text:p>
      <text:p text:style-name="P11">2. Game administrators: The game’s administrators use the system to generate offers for the events that have the highest potential for obtaining revenue from the offers. <text:span text:style-name="T11">Based on their experience and study of the game’s analytics, they determine the set of offers that are optimum and the corresponding store items that are part of the offers. They list out the set of offers and store items in two separate (JSON) files that are input to the offer generation system.</text:span></text:p>
      <text:p text:style-name="P13">The factors on which the offer triggers depend on are </text:p>
      <text:p text:style-name="P13"><text:soft-page-break/>a) The frequency of consecutive appearance of the players.</text:p>
      <text:p text:style-name="P13">b) The amount of transactions <text:span text:style-name="T11">(in app purchases)</text:span> performed by the players.</text:p>
      <text:p text:style-name="P13">c) The number of attempts by a player on a particular level.</text:p>
      <text:p text:style-name="P13">d) The amount of time spent by a player on a particular level.</text:p>
      <text:p text:style-name="P28">e) The total number of sessions by a player in a given time period.</text:p>
      <text:p text:style-name="P28">f) The number of coins (earned by playing the game) that have been spent to unlock levels. </text:p>
      <text:p text:style-name="P12"/>
      <text:p text:style-name="P21">Sample Input Object<text:span text:style-name="T8">s</text:span>: </text:p>
      <text:p text:style-name="P17">For <text:span text:style-name="T9">categorizing users based on their frequency</text:span>:</text:p>
      <text:p text:style-name="P23">{</text:p>
      <text:p text:style-name="P23"><text:s text:c="6"/>"rtime": 1498329966,</text:p>
      <text:p text:style-name="P23"><text:s text:c="6"/>"eventTime": 1498349760,</text:p>
      <text:p text:style-name="P23"><text:s text:c="6"/>"user_id": "3622beb0bcc4d0eb9fcff3c95931f631d998e8a8",</text:p>
      <text:p text:style-name="P23"><text:s text:c="6"/>"key": "Session_Start",</text:p>
      <text:p text:style-name="P23"><text:s text:c="6"/>"did": "9f114887-c00d-4a65-8559-0eb15ae118f8",</text:p>
      <text:p text:style-name="P23"><text:s text:c="6"/>"sid": "558d78e7-cecc-4b19-9c4a-846112412dd2",</text:p>
      <text:p text:style-name="P23"><text:s text:c="6"/>"createdAt": 1498355527,</text:p>
      <text:p text:style-name="P23"><text:s text:c="6"/>"utime": "1498329960"</text:p>
      <text:p text:style-name="P23"><text:s text:c="4"/>}</text:p>
      <text:p text:style-name="P18">For <text:span text:style-name="T9">categorizing users based on their </text:span>transactions:</text:p>
      <text:p text:style-name="P14">{</text:p>
      <text:p text:style-name="P14"><text:s text:c="6"/>"rtime": 1498329966,</text:p>
      <text:p text:style-name="P14"><text:s text:c="6"/>"eventTime": 1498349760,</text:p>
      <text:p text:style-name="P14"><text:s text:c="6"/>"user_id": "3622beb0bcc4d0eb9fcff3c95931f631d998e8a8",</text:p>
      <text:p text:style-name="P14"><text:s text:c="6"/>"key": "Session_Start",</text:p>
      <text:p text:style-name="P14"><text:s text:c="6"/>"did": "9f114887-c00d-4a65-8559-0eb15ae118f8",</text:p>
      <text:p text:style-name="P14"><text:s text:c="6"/>"sid": "558d78e7-cecc-4b19-9c4a-846112412dd2",</text:p>
      <text:p text:style-name="P14"><text:s text:c="6"/>"createdAt": 1498355527,</text:p>
      <text:p text:style-name="P14"><text:s text:c="6"/>"utime": "1498329960",</text:p>
      <text:p text:style-name="P14"><text:s text:c="6"/>"transaction_amount": 10</text:p>
      <text:p text:style-name="P14"><text:s text:c="4"/>}</text:p>
      <text:p text:style-name="P19">For <text:span text:style-name="T9">categorizing users based on their level attempts</text:span>:</text:p>
      <text:p text:style-name="P15">{</text:p>
      <text:p text:style-name="P15"><text:soft-page-break/><text:s text:c="6"/>"rtime": 1498329966,</text:p>
      <text:p text:style-name="P15"><text:s text:c="6"/>"eventTime": 1498349760,</text:p>
      <text:p text:style-name="P15"><text:s text:c="6"/>"user_id": "3622beb0bcc4d0eb9fcff3c95931f631d998e8a8",</text:p>
      <text:p text:style-name="P15"><text:s text:c="6"/>"key": "Session_Start",</text:p>
      <text:p text:style-name="P15"><text:s text:c="6"/>"did": "9f114887-c00d-4a65-8559-0eb15ae118f8",</text:p>
      <text:p text:style-name="P15"><text:s text:c="6"/>"sid": "558d78e7-cecc-4b19-9c4a-846112412dd2",</text:p>
      <text:p text:style-name="P15"><text:s text:c="6"/>"createdAt": 1498355527,</text:p>
      <text:p text:style-name="P15"><text:s text:c="6"/>"utime": "1498329960",</text:p>
      <text:p text:style-name="P15"><text:tab/> <text:s/>"event_name": "Level 7 Failed"</text:p>
      <text:p text:style-name="P15"><text:s text:c="4"/>}</text:p>
      <text:p text:style-name="P20">For <text:span text:style-name="T9">categorizing users based on their amount of time spent on a level</text:span>:</text:p>
      <text:p text:style-name="P16">{</text:p>
      <text:p text:style-name="P16"><text:s text:c="6"/>"rtime": 1498329966,</text:p>
      <text:p text:style-name="P16"><text:s text:c="6"/>"eventTime": 1498349760,</text:p>
      <text:p text:style-name="P16"><text:s text:c="6"/>"user_id": "3622beb0bcc4d0eb9fcff3c95931f631d998e8a8",</text:p>
      <text:p text:style-name="P16"><text:s text:c="6"/>"key": "Session_Start",</text:p>
      <text:p text:style-name="P16"><text:s text:c="6"/>"did": "9f114887-c00d-4a65-8559-0eb15ae118f8",</text:p>
      <text:p text:style-name="P16"><text:s text:c="6"/>"sid": "558d78e7-cecc-4b19-9c4a-846112412dd2",</text:p>
      <text:p text:style-name="P16"><text:s text:c="6"/>"createdAt": 1498355527,</text:p>
      <text:p text:style-name="P16"><text:s text:c="6"/>"utime": "1498329960",</text:p>
      <text:p text:style-name="P16"><text:s text:c="6"/>"event_name": "Level 7 started"</text:p>
      <text:p text:style-name="P16"><text:s text:c="4"/>},</text:p>
      <text:p text:style-name="P16"><text:s text:c="4"/>{</text:p>
      <text:p text:style-name="P16"><text:s text:c="6"/>"rtime": 1498329168,</text:p>
      <text:p text:style-name="P16"><text:s text:c="6"/>"eventTime": 1498348963,</text:p>
      <text:p text:style-name="P16"><text:s text:c="6"/>"user_id": "3622beb0bcc4d0eb9fcff3c95931f631d998e8a8",</text:p>
      <text:p text:style-name="P16"><text:s text:c="6"/>"key": "Session_Start",</text:p>
      <text:p text:style-name="P16"><text:s text:c="6"/>"did": "9f114887-c00d-4a65-8559-0eb15ae118f8",</text:p>
      <text:p text:style-name="P16"><text:s text:c="6"/>"sid": "af8d7838-8d94-4550-b78e-9ca412e1f13c",</text:p>
      <text:p text:style-name="P16"><text:s text:c="6"/>"createdAt": 1498355780,</text:p>
      <text:p text:style-name="P16"><text:s text:c="6"/>"utime": "1498329163",</text:p>
      <text:p text:style-name="P16"><text:s text:c="6"/>"event_name": "Level 7 Failed"</text:p>
      <text:p text:style-name="P16"><text:s text:c="4"/>}</text:p>
      <text:p text:style-name="P25"><text:soft-page-break/>For <text:span text:style-name="T9">categorizing users based on the total number of sessions:</text:span></text:p>
      <text:p text:style-name="P26">For categorizing users based on the earned coins spent to unlock levels:</text:p>
      <text:p text:style-name="P20"/>
      <text:p text:style-name="P23"/>
      <text:p text:style-name="P5"/>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ohit Devanagari" svg:font-family="'Lohit Devanagari'" style:font-pitch="variable"/>
    <style:font-face style:name="Noto Sans CJK SC Regular1" svg:font-family="'Noto Sans CJK SC 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Lohit Devanagari" style:font-family-complex="'Lohit Devanagari'"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ody_20_Text_20_2" style:display-name="Body Text 2" style:family="paragraph" style:parent-style-name="Standard">
      <style:paragraph-properties fo:margin-top="0cm" fo:margin-bottom="0.423cm" loext:contextual-spacing="false"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ize-complex="10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efault_20_Paragraph_20_Font" style:display-name="Default Paragraph Font" style:family="text"/>
    <style:style style:name="Body_20_Text_20_2_20_Char" style:display-name="Body Text 2 Char" style:family="text">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ghu Reddy</meta:initial-creator>
    <meta:creation-date>2013-08-26T17:55:00</meta:creation-date>
    <dc:date>2017-11-09T22:28:42.310706757</dc:date>
    <meta:editing-cycles>45</meta:editing-cycles>
    <meta:editing-duration>PT57M6S</meta:editing-duration>
    <meta:generator>LibreOffice/5.1.6.2$Linux_X86_64 LibreOffice_project/10m0$Build-2</meta:generator>
    <meta:document-statistic meta:table-count="1" meta:image-count="0" meta:object-count="0" meta:page-count="4" meta:paragraph-count="89" meta:word-count="733" meta:character-count="5400" meta:non-whitespace-character-count="4465"/>
  </office:meta>
</office:document-meta>
</file>